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adornments="Fett" style:font-family-generic="modern" style:font-pitch="fixed"/>
    <style:font-face style:name="Courier New" svg:font-family="'Courier New'" style:font-adornments="Fett 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 style:list-style-name="L1">
      <style:text-properties fo:language="en" fo:country="GB"/>
    </style:style>
    <style:style style:name="P3" style:family="paragraph" style:parent-style-name="Text_20_body" style:list-style-name="L2">
      <style:text-properties fo:language="en" fo:country="GB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>
        <style:tab-stops/>
      </style:paragraph-properties>
      <style:text-properties fo:font-weight="normal" style:font-weight-asian="normal" style:font-weight-complex="normal"/>
    </style:style>
    <style:style style:name="P10" style:family="paragraph" style:parent-style-name="Text_20_body" style:list-style-name="L6">
      <style:paragraph-properties>
        <style:tab-stops/>
      </style:paragraph-properties>
      <style:text-properties fo:font-weight="normal" style:font-weight-asian="normal" style:font-weight-complex="normal"/>
    </style:style>
    <style:style style:name="P11" style:family="paragraph" style:parent-style-name="Text_20_body" style:list-style-name="L2">
      <style:paragraph-properties fo:margin-left="3.78cm" fo:margin-right="0cm" fo:text-indent="-3.112cm" style:auto-text-indent="false">
        <style:tab-stops/>
      </style:paragraph-properties>
      <style:text-properties fo:language="en" fo:country="GB"/>
    </style:style>
    <style:style style:name="P12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13" style:family="paragraph" style:parent-style-name="Text_20_body">
      <style:paragraph-properties fo:margin-left="5.013cm" fo:margin-right="0cm" fo:text-indent="-4.374cm" style:auto-text-indent="false">
        <style:tab-stops/>
      </style:paragraph-properties>
    </style:style>
    <style:style style:name="P14" style:family="paragraph" style:parent-style-name="Text_20_body" style:list-style-name="L5">
      <style:paragraph-properties fo:margin-left="5.013cm" fo:margin-right="0cm" fo:text-indent="-4.374cm" style:auto-text-indent="false">
        <style:tab-stops/>
      </style:paragraph-properties>
    </style:style>
    <style:style style:name="P15" style:family="paragraph" style:parent-style-name="Text_20_body" style:list-style-name="L5">
      <style:paragraph-properties fo:margin-left="5.013cm" fo:margin-right="0cm" fo:text-indent="-4.374cm" style:auto-text-indent="false">
        <style:tab-stops/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4.988cm" fo:margin-right="0cm" fo:text-indent="-4.911cm" style:auto-text-indent="false">
        <style:tab-stops/>
      </style:paragraph-properties>
      <style:text-properties fo:language="en" fo:country="GB"/>
    </style:style>
    <style:style style:name="P19" style:family="paragraph" style:parent-style-name="Heading_20_1">
      <style:text-properties fo:language="en" fo:country="GB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3"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The Adventure Map File Programmers' Guide</text:h>
      <text:p text:style-name="P1"/>
      <text:p text:style-name="P1">The map file contains all the information about the game. Everything can and has to be configured in this xml-file. </text:p>
      <text:h text:style-name="P20" text:outline-level="2">xml Structure of the Document</text:h>
      <text:p text:style-name="P1">The whole document is the description of a map, thus the root tag for this Document is</text:p>
      <text:p text:style-name="Fixedwidth">&lt;Map name=“Mapname“&gt;</text:p>
      <text:p text:style-name="Fixedwidth"/>
      <text:h text:style-name="P20" text:outline-level="2">The Map &lt;Map /&gt;</text:h>
      <text:p text:style-name="P1">There are several items you can define at Map level:</text:p>
      <text:list xml:id="list1475272518" text:style-name="L1">
        <text:list-item>
          <text:p text:style-name="P2">Variables</text:p>
        </text:list-item>
        <text:list-item>
          <text:p text:style-name="P2">Messages</text:p>
        </text:list-item>
        <text:list-item>
          <text:p text:style-name="P2">Items</text:p>
        </text:list-item>
        <text:list-item>
          <text:p text:style-name="P2">Rooms</text:p>
        </text:list-item>
        <text:list-item>
          <text:p text:style-name="P2">Events</text:p>
        </text:list-item>
      </text:list>
      <text:h text:style-name="P21" text:outline-level="3">Variables </text:h>
      <text:p text:style-name="Fixedwidth">&lt;variable name=“[NAME]“ value=“[VALUE]“&gt;[TEXT]&lt;/variable&gt;</text:p>
      <text:p text:style-name="P1"/>
      <text:p text:style-name="P1">At the moment, only three variables are recognized at Map level:</text:p>
      <text:p text:style-name="P1"><text:tab/><text:span text:style-name="Fixedwidth"><text:span text:style-name="T3">MAX_INDEX</text:span></text:span><text:tab/><text:tab/>The maximum room index as “<text:span text:style-name="Fixedwidth"><text:span text:style-name="T2">x|y</text:span></text:span>”</text:p>
      <text:p text:style-name="P1"><text:tab/><text:span text:style-name="Fixedwidth">START_ROOM</text:span><text:tab/><text:tab/>Index of the initial room as “<text:span text:style-name="Fixedwidth"><text:span text:style-name="T2">x|y</text:span></text:span>”</text:p>
      <text:p text:style-name="P1"><text:tab/><text:span text:style-name="Fixedwidth">WELCOME_MESSAGE</text:span></text:p>
      <text:p text:style-name="P18"><text:tab/>For this variable, not the “value” but the text between the tags is evaluated. </text:p>
      <text:p text:style-name="Text_20_body">Future versions may include the possibility of additionally defining self-named variables for use in events. </text:p>
      <text:h text:style-name="P21" text:outline-level="3">Messages </text:h>
      <text:p text:style-name="Fixedwidth">&lt;message identifier = “[ID]”&gt;[TEXT]&lt;/message&gt;</text:p>
      <text:p text:style-name="P1"/>
      <text:p text:style-name="P1">Messages for the different commands. </text:p>
      <text:p text:style-name="P1"/>
      <text:h text:style-name="P21" text:outline-level="3">Items</text:h>
      <text:p text:style-name="Fixedwidth">&lt;item item_id = "[ID]"&gt;</text:p>
      <text:p text:style-name="Fixedwidth"><text:s text:c="2"/>&lt;name&gt;[NAME]&lt;/name&gt;</text:p>
      <text:p text:style-name="Fixedwidth"><text:s text:c="2"/>&lt;identifier&gt;[TEXT]&lt;/identifier&gt;</text:p>
      <text:p text:style-name="Fixedwidth"><text:s text:c="2"/>&lt;look_text&gt;[TEXT]&lt;/look_text&gt;</text:p>
      <text:p text:style-name="Fixedwidth"><text:s text:c="2"/>&lt;event /&gt;</text:p>
      <text:p text:style-name="Fixedwidth">&lt;/item&gt;</text:p>
      <text:p text:style-name="P1"/>
      <text:p text:style-name="P1">Where:</text:p>
      <text:list xml:id="list2056467633" text:style-name="L2">
        <text:list-item>
          <text:p text:style-name="P3"><text:span text:style-name="T1">item_id</text:span><text:tab/>The ID used internally</text:p>
        </text:list-item>
        <text:list-item>
          <text:p text:style-name="P3"><text:span text:style-name="T1">name</text:span><text:tab/><text:tab/>The name</text:p>
        </text:list-item>
        <text:list-item>
          <text:p text:style-name="P11"><text:span text:style-name="T1">identifier</text:span><text:tab/>A short word or collection of words that are used to identify the object when dealing with user commands as „word|word“</text:p>
        </text:list-item>
        <text:list-item>
          <text:p text:style-name="P11"><text:span text:style-name="T1">look_text</text:span><text:tab/>Text displayed when looking at the object</text:p>
        </text:list-item>
        <text:list-item>
          <text:p text:style-name="P11"><text:span text:style-name="T1">event</text:span><text:tab/>An event (as described below)</text:p>
        </text:list-item>
      </text:list>
      <text:h text:style-name="Heading_20_3" text:outline-level="3">Rooms</text:h>
      <text:p text:style-name="Fixedwidth">&lt;room location = "x|y"&gt;</text:p>
      <text:p text:style-name="Fixedwidth"><text:s text:c="2"/>&lt;exits&gt;[NEWS]&lt;/exits&gt;</text:p>
      <text:p text:style-name="Fixedwidth"><text:s text:c="2"/>&lt;info&gt;[TEXT]&lt;/info&gt;</text:p>
      <text:p text:style-name="Fixedwidth"><text:s text:c="2"/>&lt;look_text&gt;[TEXT]&lt;/look_text&gt;</text:p>
      <text:p text:style-name="Fixedwidth"><text:s text:c="2"/>&lt;event /&gt;</text:p>
      <text:p text:style-name="Fixedwidth"><text:s text:c="2"/>&lt;person /&gt;</text:p>
      <text:p text:style-name="Fixedwidth"><text:s text:c="2"/>&lt;item item_id = "[ID]" /&gt; <text:s text:c="2"/></text:p>
      <text:p text:style-name="Fixedwidth">&lt;/room&gt;</text:p>
      <text:p text:style-name="Text_20_body"/>
      <text:p text:style-name="Text_20_body">Where:</text:p>
      <text:list xml:id="list238605064" text:style-name="L3">
        <text:list-item>
          <text:p text:style-name="P4"><text:span text:style-name="T1">location</text:span><text:tab/>The coordinates of the room</text:p>
        </text:list-item>
        <text:list-item>
          <text:p text:style-name="P4"><text:span text:style-name="T1">exits</text:span><text:tab/><text:tab/>The directions in which the room can be left (N, E, S, W)</text:p>
        </text:list-item>
        <text:list-item>
          <text:p text:style-name="P4"><text:span text:style-name="T1">info</text:span> <text:tab/><text:tab/>The text that is displayed when entering the room</text:p>
        </text:list-item>
        <text:list-item>
          <text:p text:style-name="P4"><text:span text:style-name="T1">look_text</text:span><text:tab/>Text that is displayed when a look command is executed</text:p>
        </text:list-item>
        <text:list-item>
          <text:p text:style-name="P4"><text:span text:style-name="T1">event</text:span><text:tab/><text:tab/>An event (as described below)</text:p>
        </text:list-item>
        <text:list-item>
          <text:p text:style-name="P4"><text:span text:style-name="T1">person</text:span><text:tab/><text:tab/>A person present (as described below)</text:p>
        </text:list-item>
        <text:list-item>
          <text:p text:style-name="P4"><text:span text:style-name="T1">item</text:span><text:tab/><text:tab/>One of the map items that is present in the room and can be taken. Or used. </text:p>
        </text:list-item>
      </text:list>
      <text:p text:style-name="Text_20_body"/>
      <text:h text:style-name="Heading_20_4" text:outline-level="4">People</text:h>
      <text:p text:style-name="Fixedwidth">&lt;person person_id="[ID]"&gt;</text:p>
      <text:p text:style-name="Fixedwidth"><text:s text:c="2"/>&lt;name&gt;[NAME]&lt;/name&gt;</text:p>
      <text:p text:style-name="Fixedwidth"><text:s text:c="2"/>&lt;identifier&gt;[TEXT]&lt;/identifier&gt;</text:p>
      <text:p text:style-name="Fixedwidth"><text:s text:c="2"/>&lt;info_text&gt;[TEXT]&lt;/info_text&gt;</text:p>
      <text:p text:style-name="Fixedwidth"><text:s text:c="2"/>&lt;event /&gt;</text:p>
      <text:p text:style-name="Fixedwidth">&lt;/person&gt;</text:p>
      <text:p text:style-name="Fixedwidth"/>
      <text:p text:style-name="Text_20_body">People are quite the same as Items, the only difference is that they have an additional internal inventory and are associated with rooms.</text:p>
      <text:h text:style-name="Heading_20_3" text:outline-level="3">Events</text:h>
      <text:p text:style-name="Fixedwidth">&lt;event name = "[NAME]"&gt;</text:p>
      <text:p text:style-name="Fixedwidth"><text:s text:c="2"/>&lt;condition&gt;[CONDITION]&lt;/condition&gt;</text:p>
      <text:p text:style-name="Fixedwidth"><text:s text:c="2"/>&lt;phrase&gt;[REGEXP]&lt;/phrase&gt;</text:p>
      <text:p text:style-name="Fixedwidth"><text:s text:c="2"/>&lt;unique&gt;[true|false]&lt;/unique&gt;</text:p>
      <text:p text:style-name="Fixedwidth"><text:s text:c="2"/>&lt;command&gt;[COMMAND]&lt;/command&gt;</text:p>
      <text:p text:style-name="Fixedwidth"><text:s text:c="2"/>&lt;object&gt;[OBJECT-ID]&lt;/object&gt;</text:p>
      <text:p text:style-name="Fixedwidth"><text:s text:c="2"/>&lt;helper&gt;[TEXT]&lt;/helper&gt;</text:p>
      <text:p text:style-name="Fixedwidth"><text:s text:c="2"/>&lt;message&gt;[TEXT]&lt;/message</text:p>
      <text:p text:style-name="Fixedwidth">&lt;/event&gt;</text:p>
      <text:p text:style-name="Fixedwidth"/>
      <text:p text:style-name="Text_20_body">Events can be defined at Map, Item (therefore also Person) and Room level. </text:p>
      <text:p text:style-name="Text_20_body">Every event stores the object it is associated with internally, this is important when setting up conditions. </text:p>
      <text:p text:style-name="Text_20_body">Phrases are used by the “say” command to interact with people and are checked at Person level exclusively. </text:p>
      <text:p text:style-name="Text_20_body">An event must contain either a condition or a phrase. </text:p>
      <text:h text:style-name="Heading_20_4" text:outline-level="4">Conditions</text:h>
      <text:p text:style-name="Text_20_body">The condition string is evaluated after placing the associated object before it, i.e. only things concerning the thing that “owns” the event can be checked. </text:p>
      <text:p text:style-name="Text_20_body">The condition has to be checkable by Ruby and xml escaped, if necessary, and return “true” or “false”. A valid condition might be:</text:p>
      <text:p text:style-name="Text_20_body"><text:span text:style-name="Fixedwidth"><text:span text:style-name="T2">&lt;condition&gt;looks &amp;gt; 1&lt;/condition&gt;</text:span></text:span></text:p>
      <text:p text:style-name="Text_20_body">This checks whether the object in question has already been looked at. </text:p>
      <text:p text:style-name="Text_20_body">The checkable items are:</text:p>
      <text:p text:style-name="Text_20_body">- <text:span text:style-name="T1">For all objects:</text:span></text:p>
      <text:list xml:id="list321521820" text:style-name="L5">
        <text:list-item>
          <text:p text:style-name="P6"><text:span text:style-name="Fixedwidth">name</text:span><text:tab/><text:tab/><text:tab/>String – It seems quite useless to check that</text:p>
        </text:list-item>
        <text:list-item>
          <text:p text:style-name="P14"><text:span text:style-name="Fixedwidth">info</text:span> <text:tab/>String – this may be checked in order to find out if it has been changed, for example. </text:p>
        </text:list-item>
        <text:list-item>
          <text:p text:style-name="P14"><text:span text:style-name="Fixedwidth">look_text</text:span><text:tab/>String – same as above</text:p>
        </text:list-item>
        <text:list-item>
          <text:p text:style-name="P14"><text:span text:style-name="Fixedwidth">looks</text:span><text:tab/>Integer – times the object has been looked at.</text:p>
        </text:list-item>
      </text:list>
      <text:p text:style-name="P13"/>
      <text:p text:style-name="P16">- <text:span text:style-name="T1">At Map level:</text:span></text:p>
      <text:list xml:id="list754334920" text:continue-numbering="true" text:style-name="L5">
        <text:list-item>
          <text:p text:style-name="P14"><text:s/><text:span text:style-name="Fixedwidth">room_id</text:span><text:tab/>Array! – This is the current room id and has to be checked e.g. in the form <text:line-break/><text:span text:style-name="Fixedwidth"><text:span text:style-name="T2">&lt;condition&gt;room_id == [ (x, y) ]&lt;/condition&gt;</text:span></text:span>. <text:line-break/>In a future version, this may be changed to normal notation “x|y”.<text:line-break/>May be used to make something happen in another room when you enter a room.<text:line-break/>A future version will include checking self-named variables declared at Map level in the xml file. </text:p>
        </text:list-item>
      </text:list>
      <text:p text:style-name="P17">- At Item level:<text:tab/><text:tab/></text:p>
      <text:list xml:id="list1708325706" text:style-name="L6">
        <text:list-item>
          <text:p text:style-name="P10"><text:span text:style-name="Fixedwidth">uses</text:span><text:tab/><text:tab/><text:tab/>Integer, number of times an item has been used.</text:p>
        </text:list-item>
      </text:list>
      <text:p text:style-name="P9"/>
      <text:p text:style-name="P8">- At Person level</text:p>
      <text:p text:style-name="P9">Same as Item level, plus a person has an internal inventory, see below. At present, there's no use for the “uses” at Person level – a person isn't used. May be used for other purposes later.</text:p>
      <text:p text:style-name="P9"/>
      <text:p text:style-name="P8">- At Room level</text:p>
      <text:list xml:id="list1936006800" text:continue-list="list754334920" text:style-name="L5">
        <text:list-item>
          <text:p text:style-name="P14"><text:span text:style-name="Fixedwidth">visits</text:span><text:tab/>Integer, number of times the room has been visited.</text:p>
        </text:list-item>
        <text:list-item>
          <text:p text:style-name="P14"><text:span text:style-name="Fixedwidth">exits</text:span><text:tab/>String, the exits of the room. May contain each of the letters N, E, W and S. Should be checked as regular expression, e.g <text:span text:style-name="Fixedwidth"><text:span text:style-name="T2">&lt;condition&gt;exits =~ /S/&lt;/condition&gt;</text:span></text:span></text:p>
        </text:list-item>
        <text:list-item>
          <text:p text:style-name="P14"><text:span text:style-name="Fixedwidth"><text:span text:style-name="T1">people?<text:tab/></text:span></text:span><text:span text:style-name="T2">This method can be used to check if someone is present in the room. <text:line-break/>Syntax is just </text:span><text:span text:style-name="Fixedwidth"><text:span text:style-name="T2">&lt;condition&gt;people?&lt;/condition&gt;</text:span></text:span><text:span text:style-name="T2"> or</text:span><text:span text:style-name="Fixedwidth"><text:line-break/></text:span><text:span text:style-name="Fixedwidth"><text:span text:style-name="T2">&lt;condition&gt;people? == false&lt;/condition&gt;</text:span></text:span><text:span text:style-name="T2"><text:line-break/>For the time being, it is NOT possible to look for a specific person. </text:span></text:p>
        </text:list-item>
        <text:list-item>
          <text:p text:style-name="P14"><text:span text:style-name="T2">Rooms have an internal inventory, so you can also check this, too – see below.</text:span></text:p>
          <text:p text:style-name="P14"><text:span text:style-name="Fixedwidth"><text:span text:style-name="T2"/></text:span></text:p>
        </text:list-item>
      </text:list>
      <text:p text:style-name="P7">- Inventories</text:p>
      <text:p text:style-name="Text_20_body"><text:span text:style-name="T2">For objects that own an inventory, you can check if something is present, meaning that it has been given to a person or dropped in a room. </text:span></text:p>
      <text:p text:style-name="Text_20_body"><text:span text:style-name="T2">You do this by invoking an inventory method named “present?”:</text:span></text:p>
      <text:p text:style-name="Text_20_body"><text:span text:style-name="Fixedwidth"><text:span text:style-name="T2">&lt;condition&gt;inventory.present?(“ITEM_ID”)&lt;/condition&gt;</text:span></text:span></text:p>
      <text:p text:style-name="Text_20_body"><text:span text:style-name="T2">The player inventory can NOT be checked for the time being. </text:span></text:p>
      <text:p text:style-name="Text_20_body"><text:span text:style-name="T2"/></text:p>
      <text:h text:style-name="Heading_20_4" text:outline-level="4">Phrases</text:h>
      <text:p text:style-name="Text_20_body">The “say” command uses events to interact with people, so phrases are only used at Person level. </text:p>
      <text:p text:style-name="Text_20_body">The phrase is a regular expression and will be evaluated as such. If the person “hears” something defined, the message text is used to react. </text:p>
      <text:p text:style-name="Text_20_body"><text:span text:style-name="Fixedwidth"><text:span text:style-name="T2">&lt;phrase&gt;give.+(object_a|object_b)&lt;/phrase&gt;</text:span></text:span><text:line-break/>will react if you say something like “Hey, why don't you give me that object_a, man?”</text:p>
      <text:p text:style-name="Text_20_body">Other commands are still possible, just as with conditional events.</text:p>
      <text:h text:style-name="Heading_20_4" text:outline-level="4">Unique</text:h>
      <text:p text:style-name="Text_20_body">If this is “true”, the event will only be carried out once. Otherwise, it will be carried out every time the condition is true. </text:p>
      <text:p text:style-name="Text_20_body">Most conditional events should be unique, while replies may be repeated if nothing else happens. </text:p>
      <text:h text:style-name="Heading_20_4" text:outline-level="4">Objects and Helpers</text:h>
      <text:p text:style-name="Text_20_body">The <text:span text:style-name="Fixedwidth">&lt;object /&gt;</text:span> and the <text:span text:style-name="Fixedwidth">&lt;helper /&gt;</text:span> tags contain the necessary information to be able to carry out the command. They can be quite different. </text:p>
      <text:p text:style-name="Text_20_body">The object is normally what is manipulated, the helper provides additional data. </text:p>
      <text:h text:style-name="Heading_20_4" text:outline-level="4">Commands</text:h>
      <text:p text:style-name="Text_20_body">Currently supported commands are:</text:p>
      <text:list xml:id="list1120096756" text:style-name="L4">
        <text:list-item>
          <text:p text:style-name="P5"><text:span text:style-name="Fixedwidth">replace_object_by_helper</text:span> <text:line-break/>This command replaces one of the variables of the associated object identified by the “object” tag with the text stored in the “helper” tag. <text:line-break/>You can use this e.g. in order to change the message issued when entering a room for the second time by using <text:span text:style-name="Fixedwidth"><text:span text:style-name="T2">&lt;object&gt;info&lt;/object&gt;</text:span></text:span> and <text:span text:style-name="Fixedwidth"><text:span text:style-name="T2">&lt;helper&gt;text to be issued from now on&lt;/helper&gt;</text:span></text:span>.<text:line-break/>The different internal information items that can be manipulated are for all objects:</text:p>
        </text:list-item>
        <text:list-item>
          <text:p text:style-name="P12">info</text:p>
        </text:list-item>
        <text:list-item>
          <text:p text:style-name="P12">look_text</text:p>
        </text:list-item>
        <text:list-item>
          <text:p text:style-name="P5"><text:span text:style-name="Fixedwidth">add_helper_to_object<text:line-break/></text:span>Pretty much the same, text is appended. </text:p>
        </text:list-item>
        <text:list-item>
          <text:p text:style-name="P5"><text:span text:style-name="Fixedwidth">add_item_to_inventory</text:span><text:line-break/>The item stored in “object” with its item_id is added to the inventory of the object “owning” the event. </text:p>
        </text:list-item>
        <text:list-item>
          <text:p text:style-name="P5"><text:span text:style-name="Fixedwidth">add_item_to_player_inventory</text:span><text:line-break/>The item stored in “object” with its item_id is added to the general inventory of the player.</text:p>
        </text:list-item>
        <text:list-item>
          <text:p text:style-name="P5"><text:span text:style-name="Fixedwidth">add_item_to_room_inventory</text:span><text:line-break/>The item stored in “object” with its item_id is added to the inventory of a room. <text:line-break/>The room is specified in the “helper” as <text:span text:style-name="Fixedwidth"><text:span text:style-name="T2">&lt;helper&gt;x|y&lt;/helper&gt;</text:span></text:span>. </text:p>
        </text:list-item>
      </text:list>
      <text:p text:style-name="Text_20_body"/>
      <text:h text:style-name="Heading_20_4" text:outline-level="4">Messages</text:h>
      <text:p text:style-name="Text_20_body">The <text:span text:style-name="Fixedwidth"><text:span text:style-name="T2">&lt;message /&gt;</text:span></text:span> tag contains text that is issued when the event is triggered. This is mainly used to interact with people, other events may happen unnoticed.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adornments="Fett" style:font-family-generic="modern" style:font-pitch="fixed"/>
    <style:font-face style:name="Courier New" svg:font-family="'Courier New'" style:font-adornments="Fett Kursiv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language="en" fo:country="GB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xedwidth" style:family="paragraph" style:parent-style-name="Text_20_body" style:class="text">
      <style:paragraph-properties fo:margin-top="0cm" fo:margin-bottom="0cm"/>
      <style:text-properties style:font-name="Courier New" fo:font-style="italic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ixedwidth" style:family="text">
      <style:text-properties style:font-name="Courier New1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17T19:40:09</meta:creation-date>
    <dc:date>2013-08-18T12:49:37</dc:date>
    <dc:creator>Jochen </dc:creator>
    <meta:editing-duration>PT2H9M10S</meta:editing-duration>
    <meta:editing-cycles>30</meta:editing-cycles>
    <meta:generator>LibreOffice/3.5$Linux_x86 LibreOffice_project/350m1$Build-2</meta:generator>
    <meta:document-statistic meta:table-count="0" meta:image-count="0" meta:object-count="0" meta:page-count="1" meta:paragraph-count="124" meta:word-count="1136" meta:character-count="7023" meta:non-whitespace-character-count="5945"/>
  </office:meta>
</office:document-meta>
</file>